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language-asian="ru" style:country-asian="RU"/>
    </style:style>
    <style:style style:name="T3" style:parent-style-name="Основнойшрифтабзаца" style:family="text">
      <style:text-properties style:language-asian="ru" style:country-asian="RU"/>
    </style:style>
    <style:style style:name="T4" style:parent-style-name="Основнойшрифтабзаца" style:family="text">
      <style:text-properties style:language-asian="ru" style:country-asian="RU"/>
    </style:style>
    <style:style style:name="T5" style:parent-style-name="Основнойшрифтабзаца" style:family="text">
      <style:text-properties style:language-asian="ru" style:country-asian="RU"/>
    </style:style>
    <style:style style:name="P6" style:parent-style-name="Обычный" style:family="paragraph">
      <style:paragraph-properties fo:text-align="center"/>
    </style:style>
    <style:style style:name="T7" style:parent-style-name="Основнойшрифтабзаца" style:family="text">
      <style:text-properties style:language-asian="ru" style:country-asian="RU"/>
    </style:style>
    <style:style style:name="T8" style:parent-style-name="Основнойшрифтабзаца" style:family="text">
      <style:text-properties style:language-asian="ru" style:country-asian="RU"/>
    </style:style>
    <style:style style:name="T9" style:parent-style-name="Основнойшрифтабзаца" style:family="text">
      <style:text-properties style:language-asian="ru" style:country-asian="RU"/>
    </style:style>
    <style:style style:name="P10" style:parent-style-name="Обычный" style:family="paragraph">
      <style:paragraph-properties fo:text-align="center"/>
    </style:style>
    <style:style style:name="P11" style:parent-style-name="Обычный" style:family="paragraph">
      <style:paragraph-properties fo:text-align="center"/>
    </style:style>
    <style:style style:name="P12" style:parent-style-name="Обычный" style:family="paragraph">
      <style:text-properties fo:language="en" fo:country="US"/>
    </style:style>
    <style:style style:name="P13" style:parent-style-name="Обычный" style:family="paragraph">
      <style:paragraph-properties fo:text-align="center"/>
      <style:text-properties fo:language="en" fo:country="US"/>
    </style:style>
    <style:style style:name="P14" style:parent-style-name="Обычный" style:family="paragraph">
      <style:paragraph-properties fo:text-align="center"/>
      <style:text-properties fo:language="en" fo:country="US"/>
    </style:style>
    <style:style style:name="P15" style:parent-style-name="Обычный" style:family="paragraph">
      <style:paragraph-properties fo:text-align="center"/>
      <style:text-properties fo:language="en" fo:country="US"/>
    </style:style>
    <style:style style:name="P16" style:parent-style-name="Обычный" style:family="paragraph">
      <style:paragraph-properties fo:text-align="center"/>
    </style:style>
    <style:style style:name="P17" style:parent-style-name="Обычный" style:family="paragraph">
      <style:paragraph-properties fo:text-align="center"/>
    </style:style>
    <style:style style:name="P18" style:parent-style-name="Обычный" style:family="paragraph">
      <style:paragraph-properties fo:text-align="center"/>
    </style:style>
    <style:style style:name="T19" style:parent-style-name="Основнойшрифтабзаца" style:family="text">
      <style:text-properties style:language-asian="ru" style:country-asian="RU"/>
    </style:style>
    <style:style style:name="T20" style:parent-style-name="Основнойшрифтабзаца" style:family="text">
      <style:text-properties style:language-asian="ru" style:country-asian="RU"/>
    </style:style>
    <style:style style:name="P21" style:parent-style-name="Обычный" style:family="paragraph">
      <style:paragraph-properties fo:text-align="center"/>
    </style:style>
    <style:style style:name="P22" style:parent-style-name="Обычный" style:family="paragraph">
      <style:paragraph-properties fo:text-align="center"/>
    </style:style>
    <style:style style:name="P23" style:parent-style-name="Обычный" style:family="paragraph">
      <style:text-properties fo:language="en" fo:country="US"/>
    </style:style>
    <style:style style:name="P24" style:parent-style-name="Обычный" style:family="paragraph">
      <style:paragraph-properties fo:text-align="center"/>
      <style:text-properties fo:language="en" fo:country="US"/>
    </style:style>
    <style:style style:name="T25" style:parent-style-name="Основнойшрифтабзаца" style:family="text">
      <style:text-properties style:language-asian="ru" style:country-asian="RU"/>
    </style:style>
    <style:style style:name="P26" style:parent-style-name="Обычный" style:family="paragraph">
      <style:paragraph-properties fo:text-align="center"/>
      <style:text-properties fo:language="en" fo:country="US"/>
    </style:style>
    <style:style style:name="P27" style:parent-style-name="Обычный" style:family="paragraph">
      <style:paragraph-properties fo:text-align="center"/>
      <style:text-properties fo:language="en" fo:country="US"/>
    </style:style>
    <style:style style:name="P28" style:parent-style-name="Обычный" style:family="paragraph">
      <style:paragraph-properties fo:text-align="center"/>
    </style:style>
    <style:style style:name="P29" style:parent-style-name="Обычный" style:family="paragraph">
      <style:paragraph-properties fo:text-align="center"/>
    </style:style>
    <style:style style:name="P30" style:parent-style-name="Обычный" style:family="paragraph">
      <style:paragraph-properties fo:text-align="center"/>
    </style:style>
    <style:style style:name="T31" style:parent-style-name="Основнойшрифтабзаца" style:family="text">
      <style:text-properties style:language-asian="ru" style:country-asian="RU"/>
    </style:style>
    <style:style style:name="P32" style:parent-style-name="Обычный" style:family="paragraph">
      <style:text-properties fo:language="en" fo:country="US"/>
    </style:style>
    <style:style style:name="P33" style:parent-style-name="Обычный" style:family="paragraph">
      <style:text-properties fo:language="en" fo:country="US"/>
    </style:style>
    <style:style style:name="P34" style:parent-style-name="Обычный" style:family="paragraph">
      <style:text-properties fo:language="en" fo:country="US"/>
    </style:style>
    <style:style style:name="T35" style:parent-style-name="Основнойшрифтабзаца" style:family="text">
      <style:text-properties style:language-asian="ru" style:country-asian="RU"/>
    </style:style>
    <style:style style:name="T36" style:parent-style-name="Основнойшрифтабзаца" style:family="text">
      <style:text-properties style:language-asian="ru" style:country-asian="RU"/>
    </style:style>
    <style:style style:name="P37" style:parent-style-name="Обычный" style:family="paragraph">
      <style:paragraph-properties fo:text-align="center"/>
    </style:style>
    <style:style style:name="T38" style:parent-style-name="Основнойшрифтабзаца" style:family="text">
      <style:text-properties style:language-asian="ru" style:country-asian="RU"/>
    </style:style>
    <style:style style:name="P39" style:parent-style-name="Обычный" style:family="paragraph">
      <style:paragraph-properties fo:text-align="center"/>
      <style:text-properties fo:language="en" fo:country="US"/>
    </style:style>
    <style:style style:name="T40" style:parent-style-name="Основнойшрифтабзаца" style:family="text">
      <style:text-properties style:language-asian="ru" style:country-asian="RU"/>
    </style:style>
    <style:style style:name="P41" style:parent-style-name="Обычный" style:family="paragraph">
      <style:text-properties fo:language="en" fo:country="US"/>
    </style:style>
    <style:style style:name="P42" style:parent-style-name="Обычный" style:family="paragraph">
      <style:text-properties fo:language="en" fo:country="US"/>
    </style:style>
    <style:style style:name="T43" style:parent-style-name="Основнойшрифтабзаца" style:family="text">
      <style:text-properties style:language-asian="ru" style:country-asian="RU"/>
    </style:style>
    <style:style style:name="T44" style:parent-style-name="Основнойшрифтабзаца" style:family="text">
      <style:text-properties style:language-asian="ru" style:country-asian="RU"/>
    </style:style>
    <style:style style:name="P45" style:parent-style-name="Обычный" style:family="paragraph">
      <style:text-properties fo:language="en" fo:country="US"/>
    </style:style>
    <style:style style:name="T46" style:parent-style-name="Основнойшрифтабзаца" style:family="text">
      <style:text-properties style:language-asian="ru" style:country-asian="RU"/>
    </style:style>
    <style:style style:name="T47" style:parent-style-name="Основнойшрифтабзаца" style:family="text">
      <style:text-properties style:language-asian="ru" style:country-asian="RU"/>
    </style:style>
    <style:style style:name="P48" style:parent-style-name="Обычный" style:family="paragraph">
      <style:paragraph-properties fo:text-align="center"/>
      <style:text-properties fo:language="en" fo:country="US"/>
    </style:style>
    <style:style style:name="P49" style:parent-style-name="Обычный" style:family="paragraph">
      <style:paragraph-properties fo:text-align="center"/>
      <style:text-properties fo:language="en" fo:country="US"/>
    </style:style>
    <style:style style:name="P50" style:parent-style-name="Обычный" style:family="paragraph">
      <style:text-properties fo:language="en" fo:country="US"/>
    </style:style>
    <style:style style:name="T51" style:parent-style-name="Основнойшрифтабзаца" style:family="text">
      <style:text-properties style:language-asian="ru" style:country-asian="RU"/>
    </style:style>
    <style:style style:name="P52" style:parent-style-name="Обычный" style:family="paragraph">
      <style:paragraph-properties fo:text-align="center"/>
      <style:text-properties fo:language="en" fo:country="US"/>
    </style:style>
    <style:style style:name="P53" style:parent-style-name="Обычный" style:family="paragraph">
      <style:paragraph-properties fo:text-align="center"/>
      <style:text-properties fo:language="en" fo:country="US"/>
    </style:style>
    <style:style style:name="P54" style:parent-style-name="Обычный" style:family="paragraph">
      <style:paragraph-properties fo:text-align="center"/>
    </style:style>
    <style:style style:name="P55" style:parent-style-name="Обычный" style:family="paragraph">
      <style:paragraph-properties fo:text-align="center"/>
    </style:style>
    <style:style style:family="graphic" style:name="a21">
      <style:graphic-properties style:wrap="run-through" style:run-through="foreground" draw:fill="none" draw:stroke="solid" svg:stroke-width="0.00694in" svg:stroke-color="#5b9bd5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0694in" svg:stroke-color="#5b9bd5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>
      <style:graphic-properties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0694in" svg:stroke-color="#5b9bd5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none" draw:stroke="solid" svg:stroke-width="0.00694in" svg:stroke-color="#5b9bd5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5b9bd5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5b9bd5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5b9bd5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style:wrap="run-through" style:run-through="foreground" draw:fill="none" draw:stroke="solid" svg:stroke-width="0.00694in" svg:stroke-color="#5b9bd5" draw:marker-end="a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>
      <style:graphic-properties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>
      <style:graphic-properties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connector draw:type="line" svg:x1="1.65036in" svg:y1="1.99261in" svg:x2="1.22675in" svg:y2="1.99261in" draw:z-index="251701248" draw:id="id0" draw:style-name="a1" draw:name="Прямая со стрелкой 35" text:anchor-type="paragraph"><svg:title/><svg:desc/></draw:connector></text:span><text:span text:style-name="T3"><draw:connector draw:type="line" svg:x1="1.64858in" svg:y1="1.35278in" svg:x2="1.64858in" svg:y2="1.98889in" draw:z-index="251700224" draw:id="id1" draw:style-name="a2" draw:name="Прямая соединительная линия 34" text:anchor-type="paragraph"><svg:title/><svg:desc/></draw:connector></text:span><text:span text:style-name="T4"><draw:connector draw:type="line" svg:x1="2.10388in" svg:y1="1.35536in" svg:x2="1.66291in" svg:y2="1.35536in" draw:z-index="251699200" draw:id="id2" draw:style-name="a3" draw:name="Прямая соединительная линия 33" text:anchor-type="paragraph"><svg:title/><svg:desc/></draw:connector></text:span><text:span text:style-name="T5"><draw:custom-shape svg:x="-0.31351in" svg:y="1.74252in" svg:width="1.5625in" svg:height="0.73889in" draw:z-index="251698176" draw:id="id3" draw:style-name="a4" draw:name="Прямоугольник 2" text:anchor-type="paragraph"><svg:title/><svg:desc/><text:p text:style-name="P6">Сервопривод закрылков</text:p><draw:enhanced-geometry draw:type="non-primitive" svg:viewBox="0 0 21600 21600" draw:enhanced-path="M 0 0 L 21600 0 21600 21600 0 21600 Z N"/></draw:custom-shape></text:span><text:span text:style-name="T7"><draw:connector draw:type="line" svg:x1="3.67554in" svg:y1="6.29459in" svg:x2="3.26651in" svg:y2="6.30501in" draw:z-index="251696128" draw:id="id4" draw:style-name="a6" draw:name="Прямая со стрелкой 31" text:anchor-type="paragraph"><svg:title/><svg:desc/></draw:connector></text:span><text:span text:style-name="T8"><draw:connector draw:type="line" svg:x1="3.67551in" svg:y1="3.9138in" svg:x2="3.23662in" svg:y2="3.9263in" draw:z-index="251695104" draw:id="id5" draw:style-name="a8" draw:name="Прямая со стрелкой 30" text:anchor-type="paragraph"><svg:title/><svg:desc/></draw:connector></text:span><text:span text:style-name="T9"><draw:connector draw:type="line" svg:x1="3.66291in" svg:y1="2.52419in" svg:x2="3.66291in" svg:y2="6.30335in" draw:z-index="251694080" draw:id="id6" draw:style-name="a9" draw:name="Прямая соединительная линия 29" text:anchor-type="paragraph"><svg:title/><svg:desc/></draw:connector></text:span><draw:connector draw:type="line" svg:x1="2.14514in" svg:y1="7.23681in" svg:x2="1.28819in" svg:y2="7.89792in" draw:z-index="251693056" draw:id="id7" draw:style-name="a11" draw:name="Прямая со стрелкой 28" text:anchor-type="paragraph"><svg:title/><svg:desc/></draw:connector><draw:connector draw:type="line" svg:x1="2.12847in" svg:y1="6.9875in" svg:x2="1.27639in" svg:y2="7.03681in" draw:z-index="251692032" draw:id="id8" draw:style-name="a13" draw:name="Прямая со стрелкой 27" text:anchor-type="paragraph"><svg:title/><svg:desc/></draw:connector><draw:custom-shape svg:x="-0.28403in" svg:y="7.56875in" svg:width="1.5625in" svg:height="0.73889in" draw:z-index="251691008" draw:id="id9" draw:style-name="a14" draw:name="Прямоугольник 2" text:anchor-type="paragraph"><svg:title/><svg:desc/><text:p text:style-name="P10">Динамик</text:p><draw:enhanced-geometry draw:type="non-primitive" svg:viewBox="0 0 21600 21600" draw:enhanced-path="M 0 0 L 21600 0 21600 21600 0 21600 Z N"/></draw:custom-shape><draw:custom-shape svg:x="-0.28819in" svg:y="6.69861in" svg:width="1.5625in" svg:height="0.73889in" draw:z-index="251689984" draw:id="id10" draw:style-name="a15" draw:name="Прямоугольник 2" text:anchor-type="paragraph"><svg:title/><svg:desc/><text:p text:style-name="P11">Двигатель</text:p><draw:enhanced-geometry draw:type="non-primitive" svg:viewBox="0 0 21600 21600" draw:enhanced-path="M 0 0 L 21600 0 21600 21600 0 21600 Z N"/></draw:custom-shape><draw:frame draw:z-index="251688960" draw:id="id11" draw:style-name="a16" draw:name="Надпись 5" text:anchor-type="paragraph" svg:x="1.32986in" svg:y="5.82986in" svg:width="0.79167in" svg:height="0.28125in" style:rel-width="scale" style:rel-height="scale"><draw:text-box><text:p text:style-name="P12">SPI (2)</text:p></draw:text-box><svg:title/><svg:desc/></draw:frame><draw:custom-shape svg:x="1.28889in" svg:y="6.10069in" svg:width="0.8125in" svg:height="0.23889in" draw:z-index="251687936" draw:id="id12" draw:style-name="a17" draw:name="Двойная стрелка влево/вправо 4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 draw:modifiers="0 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draw:custom-shape svg:x="-0.28472in" svg:y="5.83958in" svg:width="1.5625in" svg:height="0.73889in" draw:z-index="251686912" draw:id="id13" draw:style-name="a18" draw:name="Прямоугольник 2" text:anchor-type="paragraph"><svg:title/><svg:desc/><text:p text:style-name="P13">SD-Card</text:p><draw:enhanced-geometry draw:type="non-primitive" svg:viewBox="0 0 21600 21600" draw:enhanced-path="M 0 0 L 21600 0 21600 21600 0 21600 Z N"/></draw:custom-shape><draw:custom-shape svg:x="2.11806in" svg:y="5.87631in" svg:width="1.14514in" svg:height="1.43681in" draw:z-index="251685888" draw:id="id14" draw:style-name="a19" draw:name="Скругленный прямоугольник 1" text:anchor-type="paragraph"><svg:title/><svg:desc/><text:p text:style-name="P14">Arduino Nano</text:p><text:p text:style-name="P15"/><text:p text:style-name="P16">Левый двигатель</text:p><text:p text:style-name="P17"/><text:p text:style-name="P18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19"><draw:connector draw:type="line" svg:x1="2.11725in" svg:y1="4.45925in" svg:x2="1.26031in" svg:y2="5.12036in" draw:z-index="251683840" draw:id="id15" draw:style-name="a21" draw:name="Прямая со стрелкой 20" text:anchor-type="paragraph"><svg:title/><svg:desc/></draw:connector></text:span><text:span text:style-name="T20"><draw:connector draw:type="line" svg:x1="2.10028in" svg:y1="4.16864in" svg:x2="1.2482in" svg:y2="4.21794in" draw:z-index="251681792" draw:id="id16" draw:style-name="a23" draw:name="Прямая со стрелкой 19" text:anchor-type="paragraph"><svg:title/><svg:desc/></draw:connector></text:span><draw:custom-shape svg:x="-0.3125in" svg:y="4.79097in" svg:width="1.5625in" svg:height="0.73889in" draw:z-index="251680768" draw:id="id17" draw:style-name="a24" draw:name="Прямоугольник 2" text:anchor-type="paragraph"><svg:title/><svg:desc/><text:p text:style-name="P21">Динамик</text:p><draw:enhanced-geometry draw:type="non-primitive" svg:viewBox="0 0 21600 21600" draw:enhanced-path="M 0 0 L 21600 0 21600 21600 0 21600 Z N"/></draw:custom-shape><draw:custom-shape svg:x="-0.31667in" svg:y="3.92083in" svg:width="1.5625in" svg:height="0.73889in" draw:z-index="251678720" draw:id="id18" draw:style-name="a25" draw:name="Прямоугольник 2" text:anchor-type="paragraph"><svg:title/><svg:desc/><text:p text:style-name="P22">Двигатель</text:p><draw:enhanced-geometry draw:type="non-primitive" svg:viewBox="0 0 21600 21600" draw:enhanced-path="M 0 0 L 21600 0 21600 21600 0 21600 Z N"/></draw:custom-shape><draw:frame draw:z-index="251676672" draw:id="id19" draw:style-name="a26" draw:name="Надпись 5" text:anchor-type="paragraph" svg:x="1.30139in" svg:y="3.05208in" svg:width="0.79167in" svg:height="0.28125in" style:rel-width="scale" style:rel-height="scale"><draw:text-box><text:p text:style-name="P23">SPI (2)</text:p></draw:text-box><svg:title/><svg:desc/></draw:frame><draw:custom-shape svg:x="1.26042in" svg:y="3.30208in" svg:width="0.8125in" svg:height="0.23889in" draw:z-index="251675648" draw:id="id20" draw:style-name="a27" draw:name="Двойная стрелка влево/вправо 4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 draw:modifiers="0 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draw:custom-shape svg:x="-0.31319in" svg:y="3.06181in" svg:width="1.5625in" svg:height="0.73889in" draw:z-index="251674624" draw:id="id21" draw:style-name="a28" draw:name="Прямоугольник 2" text:anchor-type="paragraph"><svg:title/><svg:desc/><text:p text:style-name="P24">SD-Card</text:p><draw:enhanced-geometry draw:type="non-primitive" svg:viewBox="0 0 21600 21600" draw:enhanced-path="M 0 0 L 21600 0 21600 21600 0 21600 Z N"/></draw:custom-shape><text:span text:style-name="T25"><draw:custom-shape svg:x="2.08958in" svg:y="3.09792in" svg:width="1.14514in" svg:height="1.43681in" draw:z-index="251672576" draw:id="id22" draw:style-name="a29" draw:name="Скругленный прямоугольник 1" text:anchor-type="paragraph"><svg:title/><svg:desc/><text:p text:style-name="P26">Arduino Nano</text:p><text:p text:style-name="P27"/><text:p text:style-name="P28">Правый двигатель</text:p><text:p text:style-name="P29"/><text:p text:style-name="P30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31"><draw:frame draw:z-index="251670528" draw:id="id23" draw:style-name="a30" draw:name="Надпись 5" text:anchor-type="paragraph" svg:x="3.86042in" svg:y="1.67014in" svg:width="0.79167in" svg:height="0.28125in" style:rel-width="scale" style:rel-height="scale"><draw:text-box><text:p text:style-name="P32">SPI</text:p><text:p text:style-name="P33"/><text:p text:style-name="P34"/></draw:text-box><svg:title/><svg:desc/></draw:frame></text:span><text:span text:style-name="T35"><draw:connector draw:type="standard" svg:x1="3.25625in" svg:y1="1.42083in" svg:x2="4.04792in" svg:y2="2.525in" draw:z-index="251668480" draw:id="id24" draw:style-name="a32" draw:name="Соединительная линия уступом 10" text:anchor-type="paragraph"><svg:title/><svg:desc/></draw:connector></text:span><text:span text:style-name="T36"><draw:custom-shape svg:x="4.07917in" svg:y="2.3375in" svg:width="2.38542in" svg:height="0.40625in" draw:z-index="251667456" draw:id="id25" draw:style-name="a33" draw:name="Прямоугольник 8" text:anchor-type="paragraph"><svg:title/><svg:desc/><text:p text:style-name="P37">Сдвиговый регистр и освещение</text:p><draw:enhanced-geometry draw:type="non-primitive" svg:viewBox="0 0 21600 21600" draw:enhanced-path="M 0 0 L 21600 0 21600 21600 0 21600 Z N"/></draw:custom-shape></text:span><text:span text:style-name="T38"><draw:custom-shape svg:x="-0.97292in" svg:y="0.06667in" svg:width="1.48958in" svg:height="1.26042in" draw:z-index="251666432" draw:id="id26" draw:style-name="a34" draw:name="Прямоугольник 7" text:anchor-type="paragraph"><svg:title/><svg:desc/><text:p text:style-name="P39">PC</text:p><draw:enhanced-geometry draw:type="non-primitive" svg:viewBox="0 0 21600 21600" draw:enhanced-path="M 0 0 L 21600 0 21600 21600 0 21600 Z N"/></draw:custom-shape></text:span><text:span text:style-name="T40"><draw:frame draw:z-index="251665408" draw:id="id27" draw:style-name="a35" draw:name="Надпись 5" text:anchor-type="paragraph" svg:x="0.95417in" svg:y="0.32708in" svg:width="0.79167in" svg:height="0.28125in" style:rel-width="scale" style:rel-height="scale"><draw:text-box><text:p text:style-name="P41">UART (1)</text:p><text:p text:style-name="P42"/></draw:text-box><svg:title/><svg:desc/></draw:frame></text:span><text:span text:style-name="T43"><draw:custom-shape svg:x="0.50625in" svg:y="0.57639in" svg:width="1.59375in" svg:height="0.22917in" draw:z-index="251663360" draw:id="id28" draw:style-name="a36" draw:name="Двойная стрелка влево/вправо 5" text:anchor-type="paragraph"><svg:title/><svg:desc/><draw:enhanced-geometry draw:path-stretchpoint-x="21600" draw:path-stretchpoint-y="21600" draw:type="non-primitive" svg:viewBox="0 0 21600 21600" draw:enhanced-path="M ?f0 ?f6 L ?f13 ?f2 ?f13 ?f16 ?f14 ?f16 ?f14 ?f2 ?f1 ?f6 ?f14 ?f3 ?f14 ?f17 ?f13 ?f17 ?f13 ?f3 Z N" draw:text-areas="?f19 ?f16 ?f20 ?f17" draw:glue-points="?f14 ?f2 ?f9 ?f16 ?f13 ?f2 ?f13 ?f3 ?f9 ?f17 ?f14 ?f3" draw:glue-point-leaving-directions="-360, -360, -360, -180, -180, -180" draw:modifiers="50000 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1 - ?f13"/><draw:equation draw:name="f15" draw:formula="?f4 * ?f11 / 200000"/><draw:equation draw:name="f16" draw:formula="?f6 - ?f15"/><draw:equation draw:name="f17" draw:formula="?f6 + ?f15"/><draw:equation draw:name="f18" draw:formula="?f16 * ?f13 / ?f5"/><draw:equation draw:name="f19" draw:formula="?f13 - ?f18"/><draw:equation draw:name="f20" draw:formula="?f14 + ?f18"/></draw:enhanced-geometry></draw:custom-shape></text:span><text:span text:style-name="T44"><draw:frame draw:z-index="251662336" draw:id="id29" draw:style-name="a37" draw:name="Надпись 5" text:anchor-type="paragraph" svg:x="3.27708in" svg:y="0.275in" svg:width="0.79167in" svg:height="0.28125in" style:rel-width="scale" style:rel-height="scale"><draw:text-box><text:p text:style-name="P45">UART (2)</text:p></draw:text-box><svg:title/><svg:desc/></draw:frame></text:span><text:span text:style-name="T46"><draw:custom-shape svg:x="3.26667in" svg:y="0.56667in" svg:width="0.8125in" svg:height="0.23889in" draw:z-index="251661312" draw:id="id30" draw:style-name="a38" draw:name="Двойная стрелка влево/вправо 4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 draw:modifiers="0 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/text:span><text:span text:style-name="T47"><draw:custom-shape svg:x="4.06875in" svg:y="0.23333in" svg:width="1.5625in" svg:height="0.73889in" draw:z-index="251660288" draw:id="id31" draw:style-name="a39" draw:name="Прямоугольник 2" text:anchor-type="paragraph"><svg:title/><svg:desc/><text:p text:style-name="P48">HC-05</text:p><text:p text:style-name="P49">Bluetooth</text:p><text:p text:style-name="P50"/><draw:enhanced-geometry draw:type="non-primitive" svg:viewBox="0 0 21600 21600" draw:enhanced-path="M 0 0 L 21600 0 21600 21600 0 21600 Z N"/></draw:custom-shape></text:span><text:span text:style-name="T51"><draw:custom-shape svg:x="2.1in" svg:y="0.23333in" svg:width="1.14514in" svg:height="1.43681in" draw:z-index="251659264" draw:id="id32" draw:style-name="a40" draw:name="Скругленный прямоугольник 1" text:anchor-type="paragraph"><svg:title/><svg:desc/><text:p text:style-name="P52">Arduino Nano</text:p><text:p text:style-name="P53"/><text:p text:style-name="P54">Основной модуль</text:p><text:p text:style-name="P55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20" svg:viewBox="0 0 20 30" svg:d="m10 0-10 30h20z"/>
    <draw:marker draw:name="a0" svg:viewBox="0 0 20 30" svg:d="m10 0-10 30h20z"/>
    <draw:marker draw:name="a7" svg:viewBox="0 0 20 30" svg:d="m10 0-10 30h20z"/>
    <draw:marker draw:name="a10" svg:viewBox="0 0 20 30" svg:d="m10 0-10 30h20z"/>
    <draw:marker draw:name="a22" svg:viewBox="0 0 20 30" svg:d="m10 0-10 30h20z"/>
    <draw:marker draw:name="a12" svg:viewBox="0 0 20 30" svg:d="m10 0-10 30h20z"/>
    <draw:marker draw:name="a5" svg:viewBox="0 0 20 30" svg:d="m10 0-10 30h20z"/>
    <draw:marker draw:name="a31" svg:viewBox="0 0 20 30" svg:d="m10 0-10 30h20z"/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uleshov, Denis</meta:initial-creator>
    <dc:creator>Kuleshov, Denis</dc:creator>
    <meta:creation-date>2017-04-19T08:59:00Z</meta:creation-date>
    <dc:date>2017-04-19T09:21:00Z</dc:date>
    <meta:template xlink:href="Normal" xlink:type="simple"/>
    <meta:editing-cycles>4</meta:editing-cycles>
    <meta:editing-duration>PT1320S</meta:editing-duration>
    <meta:document-statistic meta:page-count="1" meta:paragraph-count="1" meta:word-count="5" meta:character-count="33" meta:row-count="1" meta:non-whitespace-character-count="29"/>
  </office:meta>
</office:document-meta>
</file>